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c749" officeooo:paragraph-rsid="0004c749"/>
    </style:style>
    <style:style style:name="P2" style:family="paragraph" style:parent-style-name="Standard">
      <style:text-properties fo:font-weight="bold" officeooo:rsid="0004c749" officeooo:paragraph-rsid="0004c74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c749" officeooo:paragraph-rsid="0004c74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4c749" officeooo:paragraph-rsid="0004c7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. 01</text:p>
      <text:p text:style-name="P1"/>
      <text:p text:style-name="P1"><text:span text:style-name="T2">A) AIM:</text:span> <text:span text:style-name="T3">Write a program for Impelementing a symmetric key cryptography of Caesar Cipher.</text:span></text:p>
      <text:p text:style-name="P1"/>
      <text:p text:style-name="P1"><text:span text:style-name="T1">NAME:</text:span> THAKUR ATIF UMAR</text:p>
      <text:p text:style-name="P1"><text:span text:style-name="T1">ROLL NO:</text:span> 14DCO69</text:p>
      <text:p text:style-name="P1"><text:span text:style-name="T1">BATCH:</text:span> 02</text:p>
      <text:p text:style-name="P1"/>
      <text:p text:style-name="P1">import java.util.*;</text:p>
      <text:p text:style-name="P1">class ceaserc {</text:p>
      <text:p text:style-name="P1"><text:tab/>int k, tmp;</text:p>
      <text:p text:style-name="P1"><text:tab/>String ip, op;</text:p>
      <text:p text:style-name="P1"><text:tab/>static String all = "";</text:p>
      <text:p text:style-name="P1"><text:tab/>Scanner iv = new Scanner(System.in);</text:p>
      <text:p text:style-name="P1"><text:tab/>public int k() {</text:p>
      <text:p text:style-name="P1"><text:tab/><text:tab/>System.out.print("\nEnter your key: ");</text:p>
      <text:p text:style-name="P1"><text:tab/><text:tab/>k = iv.nextInt();</text:p>
      <text:p text:style-name="P1"><text:tab/><text:tab/>while(k &lt; 1 || k &gt; 26) {</text:p>
      <text:p text:style-name="P1"><text:tab/><text:tab/><text:tab/>System.out.println("[key is out ofbounds]");</text:p>
      <text:p text:style-name="P1"><text:tab/><text:tab/><text:tab/>System.out.print("\nPlease Enter key between 1 to 26: ");</text:p>
      <text:p text:style-name="P1"><text:tab/><text:tab/><text:tab/>k = iv.nextInt();}</text:p>
      <text:p text:style-name="P1"><text:tab/>return k;}</text:p>
      <text:p text:style-name="P1"><text:tab/>public void encrypt(){</text:p>
      <text:p text:style-name="P1"><text:tab/><text:tab/>System.out.print("\nEnter Plain Text: ");</text:p>
      <text:p text:style-name="P1"><text:tab/><text:tab/>ip = iv.nextLine();</text:p>
      <text:p text:style-name="P1"><text:tab/><text:tab/>k = this.k();</text:p>
      <text:p text:style-name="P1"><text:tab/><text:tab/>op = "";</text:p>
      <text:p text:style-name="P1"><text:tab/><text:tab/>for(int i = 0; i &lt; ip.length(); i++)</text:p>
      <text:p text:style-name="P1"><text:tab/><text:tab/><text:tab/>op += all.charAt(( all.indexOf(ip.charAt(i)) + k) % all.length());</text:p>
      <text:p text:style-name="P1"><text:tab/><text:tab/>System.out.println("\nCipher Text is: [" + op + "]"); }</text:p>
      <text:p text:style-name="P1"/>
      <text:p text:style-name="P1"><text:tab/>public void decrypt() {</text:p>
      <text:p text:style-name="P1"><text:tab/><text:tab/>iv.nextLine();</text:p>
      <text:p text:style-name="P1"><text:tab/><text:tab/>System.out.print("\nEnter Cipher Text: ");</text:p>
      <text:p text:style-name="P1"><text:tab/><text:tab/>ip = iv.nextLine();</text:p>
      <text:p text:style-name="P1"><text:tab/><text:tab/>k = this.k();</text:p>
      <text:p text:style-name="P1"><text:tab/><text:tab/>op = "";</text:p>
      <text:p text:style-name="P1"><text:tab/><text:tab/>for(int i = 0; i &lt; ip.length(); i++) {</text:p>
      <text:p text:style-name="P1"><text:tab/><text:tab/><text:tab/>tmp = all.indexOf(ip.charAt(i)) - k;</text:p>
      <text:p text:style-name="P1"><text:tab/><text:tab/><text:tab/>if(tmp &lt; 0) tmp = tmp + all.length();</text:p>
      <text:p text:style-name="P1"><text:tab/><text:tab/><text:tab/>op += all.charAt(tmp);}</text:p>
      <text:p text:style-name="P1"><text:tab/>System.out.println("\nPlain Text: [" + op + "]");}</text:p>
      <text:p text:style-name="P1"/>
      <text:p text:style-name="P1"><text:tab/>public static void main(String[] args) {</text:p>
      <text:p text:style-name="P1"><text:tab/><text:tab/>ceaserc obj = new ceaserc();</text:p>
      <text:p text:style-name="P1"/>
      <text:p text:style-name="P1"><text:tab/><text:tab/>for(int i = 32; i &lt;= 126; i++) </text:p>
      <text:p text:style-name="P1"><text:tab/><text:tab/><text:tab/>all += (char) i;</text:p>
      <text:p text:style-name="P1"><text:tab/><text:tab/>obj.encrypt();</text:p>
      <text:p text:style-name="P1"><text:tab/><text:tab/>obj.decrypt();</text:p>
      <text:p text:style-name="P1"><text:tab/>}</text:p>
      <text:p text:style-name="P1">}</text:p>
      <text:p text:style-name="P2"><text:soft-page-break/>*******OUTPUT*******</text:p>
      <text:p text:style-name="P2"/>
      <text:p text:style-name="P1">Enter Plain Text: Hello AIKTC</text:p>
      <text:p text:style-name="P1"/>
      <text:p text:style-name="P1">Enter your key: 2</text:p>
      <text:p text:style-name="P1"/>
      <text:p text:style-name="P1">Cipher Text is: [Jgnnq"CKMVE]</text:p>
      <text:p text:style-name="P1"/>
      <text:p text:style-name="P1">Enter Cipher Text: Jgnnq"CKMVE</text:p>
      <text:p text:style-name="P1"/>
      <text:p text:style-name="P1">Enter your key: 2</text:p>
      <text:p text:style-name="P1"/>
      <text:p text:style-name="P1">Plain Text: [Hello AIKTC]</text:p>
      <text:p text:style-name="P1"/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B) AIM:</text:span> <text:span text:style-name="T3">Write a program for Impelementing a symmetric key cryptography of Product Cipher using Rail-Fence.</text:span></text:p>
      <text:p text:style-name="P1"/>
      <text:p text:style-name="P1">import java.io.*;</text:p>
      <text:p text:style-name="P1">import java.security.*;</text:p>
      <text:p text:style-name="P1">import java.math.BigInteger;</text:p>
      <text:p text:style-name="P1">import java.util.*;</text:p>
      <text:p text:style-name="P1">class RailFence{</text:p>
      <text:p text:style-name="P1"><text:s/>int depth;</text:p>
      <text:p text:style-name="P1"><text:s/>String Encryption(String plainText,int depth)throws Exception</text:p>
      <text:p text:style-name="P1"><text:s/>{</text:p>
      <text:p text:style-name="P1"><text:s text:c="2"/>int r=depth,len=plainText.length();</text:p>
      <text:p text:style-name="P1"><text:s text:c="2"/>int c=len/depth;</text:p>
      <text:p text:style-name="P1"><text:s text:c="2"/>char mat[][]=new char[r][c];</text:p>
      <text:p text:style-name="P1"><text:s text:c="2"/>int k=0;</text:p>
      <text:p text:style-name="P1"><text:s text:c="3"/></text:p>
      <text:p text:style-name="P1"><text:s text:c="2"/>String cipherText="";</text:p>
      <text:p text:style-name="P1"><text:s text:c="3"/></text:p>
      <text:p text:style-name="P1"><text:s text:c="2"/>for(int i=0;i&lt; c;i++)</text:p>
      <text:p text:style-name="P1"><text:s text:c="2"/>{</text:p>
      <text:p text:style-name="P1"><text:s text:c="3"/>for(int j=0;j&lt; r;j++)</text:p>
      <text:p text:style-name="P1"><text:s text:c="3"/>{</text:p>
      <text:p text:style-name="P1"><text:s text:c="4"/>if(k!=len)</text:p>
      <text:p text:style-name="P1"><text:s text:c="5"/>mat[j][i]=plainText.charAt(k++);</text:p>
      <text:p text:style-name="P1"><text:s text:c="4"/>else</text:p>
      <text:p text:style-name="P1"><text:s text:c="5"/>mat[j][i]='X';</text:p>
      <text:p text:style-name="P1"><text:s text:c="3"/>}<text:tab/>}</text:p>
      <text:p text:style-name="P1"><text:s text:c="2"/>for(int i=0;i&lt; r;i++)</text:p>
      <text:p text:style-name="P1"><text:s text:c="2"/>{</text:p>
      <text:p text:style-name="P1"><text:s text:c="3"/>for(int j=0;j&lt; c;j++)</text:p>
      <text:p text:style-name="P1"><text:s text:c="3"/>{</text:p>
      <text:p text:style-name="P1"><text:s text:c="4"/>cipherText+=mat[i][j];</text:p>
      <text:p text:style-name="P1"><text:s text:c="3"/>}<text:tab/>}</text:p>
      <text:p text:style-name="P1"><text:s text:c="2"/>return cipherText;</text:p>
      <text:p text:style-name="P1"><text:s/>}</text:p>
      <text:p text:style-name="P1"><text:s/>String Decryption(String cipherText,int depth)throws Exception</text:p>
      <text:p text:style-name="P1"><text:s/>{</text:p>
      <text:p text:style-name="P1"><text:s text:c="2"/>int r=depth,len=cipherText.length();</text:p>
      <text:p text:style-name="P1"><text:s text:c="2"/>int c=len/depth;</text:p>
      <text:p text:style-name="P1"><text:s text:c="2"/>char mat[][]=new char[r][c];</text:p>
      <text:p text:style-name="P1"><text:s text:c="2"/>int k=0;</text:p>
      <text:p text:style-name="P1"><text:s text:c="2"/>String plainText="";</text:p>
      <text:p text:style-name="P1"><text:s text:c="2"/>for(int i=0;i&lt; r;i++)</text:p>
      <text:p text:style-name="P1"><text:s text:c="2"/>{</text:p>
      <text:p text:style-name="P1"><text:s text:c="3"/>for(int j=0;j&lt; c;j++)</text:p>
      <text:p text:style-name="P1"><text:s text:c="3"/>{</text:p>
      <text:p text:style-name="P1"><text:s text:c="4"/>mat[i][j]=cipherText.charAt(k++);</text:p>
      <text:p text:style-name="P1"><text:s text:c="3"/>} <text:s/>}</text:p>
      <text:p text:style-name="P1"><text:s text:c="2"/>for(int i=0;i&lt; c;i++)</text:p>
      <text:p text:style-name="P1"><text:s text:c="2"/>{</text:p>
      <text:p text:style-name="P1"><text:s text:c="3"/>for(int j=0;j&lt; r;j++)</text:p>
      <text:p text:style-name="P1"><text:s text:c="3"/>{</text:p>
      <text:p text:style-name="P1"><text:soft-page-break/><text:s text:c="4"/>plainText+=mat[j][i];</text:p>
      <text:p text:style-name="P1"><text:s text:c="3"/>} }</text:p>
      <text:p text:style-name="P1"><text:s text:c="2"/>return plainText;</text:p>
      <text:p text:style-name="P1"><text:s/>}}</text:p>
      <text:p text:style-name="P1">class Railf{</text:p>
      <text:p text:style-name="P1"><text:s/>public static void main(String args[])throws Exception</text:p>
      <text:p text:style-name="P1"><text:s/>{</text:p>
      <text:p text:style-name="P1"><text:s/>RailFence rf=new RailFence(); </text:p>
      <text:p text:style-name="P1"><text:s text:c="16"/>Scanner scn=new Scanner(System.in);</text:p>
      <text:p text:style-name="P1"><text:s text:c="16"/>int depth;</text:p>
      <text:p text:style-name="P1"><text:s text:c="3"/></text:p>
      <text:p text:style-name="P1"><text:s text:c="16"/>String plainText,cipherText,decryptedText;</text:p>
      <text:p text:style-name="P1"><text:s text:c="17"/></text:p>
      <text:p text:style-name="P1"><text:s text:c="16"/>System.out.println("Enter plain text:");</text:p>
      <text:p text:style-name="P1"><text:s text:c="16"/>plainText=scn.nextLine();</text:p>
      <text:p text:style-name="P1"><text:s text:c="17"/></text:p>
      <text:p text:style-name="P1"><text:s text:c="16"/>System.out.println("Enter depth for Encryption:");</text:p>
      <text:p text:style-name="P1"><text:s text:c="16"/>depth=scn.nextInt();</text:p>
      <text:p text:style-name="P1"><text:s text:c="16"/></text:p>
      <text:p text:style-name="P1"><text:s text:c="2"/>cipherText=rf.Encryption(plainText,depth);</text:p>
      <text:p text:style-name="P1"><text:s text:c="2"/>System.out.println("Encrypted text is:\n"+cipherText);</text:p>
      <text:p text:style-name="P1"><text:s text:c="17"/></text:p>
      <text:p text:style-name="P1"><text:s text:c="16"/>decryptedText=rf.Decryption(cipherText, depth);</text:p>
      <text:p text:style-name="P1"><text:s text:c="17"/></text:p>
      <text:p text:style-name="P1"><text:s text:c="2"/>System.out.println("Decrypted text is:\n"+decryptedText);</text:p>
      <text:p text:style-name="P1"><text:s text:c="3"/></text:p>
      <text:p text:style-name="P1"><text:s/>}<text:tab/>}</text:p>
      <text:p text:style-name="P1"/>
      <text:p text:style-name="P2">*******OUTPUT*******</text:p>
      <text:p text:style-name="P1">Enter plain text:</text:p>
      <text:p text:style-name="P1">Hola AIKTC</text:p>
      <text:p text:style-name="P1">Enter depth for Encryption:</text:p>
      <text:p text:style-name="P1">2</text:p>
      <text:p text:style-name="P1">Encrypted text is:</text:p>
      <text:p text:style-name="P1">Hl IToaAKC</text:p>
      <text:p text:style-name="P1">Decrypted text is:</text:p>
      <text:p text:style-name="P1">Hola AIK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1:11.179356111</meta:creation-date>
    <dc:date>2017-08-02T16:00:27.417546105</dc:date>
    <meta:editing-duration>PT8M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139" meta:word-count="402" meta:character-count="3366" meta:non-whitespace-character-count="2671"/>
  </office:meta>
</office:document-meta>
</file>